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Setup.getSystemProxySett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xySetup.enableProxi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xySetup.ProxySetup( Project ow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